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B13000017F50000103F37C66057.svg"/>
  <manifest:file-entry manifest:media-type="image/svg+xml" manifest:full-path="Pictures/10000B69000017F50000103FF228A965.svg"/>
  <manifest:file-entry manifest:media-type="image/png" manifest:full-path="Pictures/10000201000000E80000009D195F27C7.png"/>
  <manifest:file-entry manifest:media-type="image/png" manifest:full-path="Pictures/10000201000000E80000009DEAF5CC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gradient" draw:fill-color="#cccccc" draw:fill-gradient-name="Gray_20_Gradient_20_3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19.05cm" svg:x="1.273cm" svg:y="2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8.89cm" svg:height="8.89cm" svg:x="6.503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556cm" svg:height="2.126cm" svg:x="2.524cm" svg:y="8.139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Database</text:p>
          </draw:image>
        </draw:frame>
        <draw:frame draw:style-name="gr3" draw:text-style-name="P2" draw:layer="layout" svg:width="5.842cm" svg:height="2.126cm" svg:x="12.43cm" svg:y="5.185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CitiFileImporterConsole</text:p>
          </draw:image>
        </draw:frame>
        <draw:frame draw:style-name="gr3" draw:text-style-name="P2" draw:layer="layout" svg:width="4.445cm" svg:height="2.126cm" svg:x="11.818cm" svg:y="17.117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ExcelRendering</text:p>
          </draw:image>
        </draw:frame>
        <draw:frame draw:style-name="gr3" draw:text-style-name="P2" draw:layer="layout" svg:width="2.794cm" svg:height="2.126cm" svg:x="15.351cm" svg:y="14.075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FileIo</text:p>
          </draw:image>
        </draw:frame>
        <draw:frame draw:style-name="gr3" draw:text-style-name="P2" draw:layer="layout" svg:width="2.794cm" svg:height="2.126cm" svg:x="2.778cm" svg:y="12.678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Logging</text:p>
          </draw:image>
        </draw:frame>
        <draw:frame draw:style-name="gr3" draw:text-style-name="P2" draw:layer="layout" svg:width="7.112cm" svg:height="2.126cm" svg:x="4.556cm" svg:y="16.361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OmniFileExporterConsole</text:p>
          </draw:image>
        </draw:frame>
        <draw:frame draw:style-name="gr3" draw:text-style-name="P2" draw:layer="layout" svg:width="7.112cm" svg:height="2.126cm" svg:x="4.937cm" svg:y="4.55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ReportGeneratorConsole</text:p>
          </draw:image>
        </draw:frame>
        <draw:frame draw:style-name="gr3" draw:text-style-name="P2" draw:layer="layout" svg:width="2.921cm" svg:height="2.126cm" svg:x="16.113cm" svg:y="10.044cm">
          <draw:image xlink:href="Pictures/10000201000000E80000009D195F27C7.png" xlink:type="simple" xlink:show="embed" xlink:actuate="onLoad"/>
          <draw:image xlink:href="Pictures/10000B69000017F50000103FF228A965.svg" xlink:type="simple" xlink:show="embed" xlink:actuate="onLoad">
            <text:p text:style-name="P2">Web</text:p>
          </draw:image>
        </draw:frame>
        <draw:frame draw:style-name="gr3" draw:text-style-name="P2" draw:layer="layout" svg:width="4.626cm" svg:height="2.032cm" svg:x="8.747cm" svg:y="7.444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2">MonthlyReturn</text:p>
          </draw:image>
        </draw:frame>
        <draw:frame draw:style-name="gr3" draw:text-style-name="P2" draw:layer="layout" svg:width="5.134cm" svg:height="2.032cm" svg:x="6.969cm" svg:y="9.249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2">InvestmentVehilce</text:p>
          </draw:image>
        </draw:frame>
        <draw:frame draw:style-name="gr3" draw:text-style-name="P2" draw:layer="layout" svg:width="6.858cm" svg:height="2.032cm" svg:x="8.62cm" svg:y="11.154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2">CitiReturnSeriesImporter</text:p>
          </draw:image>
        </draw:frame>
        <draw:frame draw:style-name="gr3" draw:text-style-name="P2" draw:layer="layout" svg:width="5.461cm" svg:height="2.032cm" svg:x="8.366cm" svg:y="13.059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2">OmniDataFileCreator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17cm" fo:margin-bottom="0.516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Herrera</meta:initial-creator>
    <meta:creation-date>2014-04-26T07:42:21.78</meta:creation-date>
    <dc:date>2014-04-26T08:27:06.64</dc:date>
    <dc:creator>Paul Herrera</dc:creator>
    <meta:editing-duration>PT29M3S</meta:editing-duration>
    <meta:editing-cycles>3</meta:editing-cycles>
    <meta:generator>OpenOffice/4.0.1$Win32 OpenOffice.org_project/401m5$Build-9714</meta:generator>
    <meta:document-statistic meta:object-count="14"/>
  </office:meta>
</office:document-meta>
</file>